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E1000000C5C205AE6B766BD2DF.png" manifest:media-type="image/png"/>
  <manifest:file-entry manifest:full-path="Pictures/100B8A8C00009B8F000014577D63F231E24298C3.emf" manifest:media-type="image/x-emf"/>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style:font-face style:name="UniversityOS" svg:font-family="UniversityOS" style:font-family-generic="roman" style:font-pitch="variable"/>
    <style:font-face style:name="UniversityOS1" svg:font-family="UniversityOS" style:font-family-generic="system" style:font-pitch="variable"/>
  </office:font-face-decls>
  <office:automatic-styles>
    <style:style style:name="P1" style:family="paragraph" style:parent-style-name="Address_2f_phone">
      <style:paragraph-properties fo:text-align="start" style:justify-single-word="false">
        <style:tab-stops>
          <style:tab-stop style:position="7.5in" style:type="right"/>
        </style:tab-stops>
      </style:paragraph-properties>
    </style:style>
    <style:style style:name="P2" style:family="paragraph" style:parent-style-name="Frame_20_contents">
      <style:paragraph-properties fo:line-height="115%"/>
      <style:text-properties fo:color="#000000" loext:opacity="100%" style:font-name="Arial" fo:font-size="9pt" style:font-size-asian="9pt" style:font-name-complex="Arial2" style:font-size-complex="9pt"/>
    </style:style>
    <style:style style:name="P3" style:family="paragraph" style:parent-style-name="Frame_20_contents">
      <style:paragraph-properties fo:line-height="115%"/>
      <style:text-properties fo:color="#000000" loext:opacity="100%" style:font-name="Arial" fo:font-size="9pt" fo:font-weight="bold" style:font-size-asian="9pt" style:font-weight-asian="bold" style:font-name-complex="Arial2" style:font-size-complex="9pt"/>
    </style:style>
    <style:style style:name="P4" style:family="paragraph" style:parent-style-name="Standard">
      <style:paragraph-properties fo:line-height="115%" fo:text-align="justify" style:justify-single-word="false"/>
    </style:style>
    <style:style style:name="P5" style:family="paragraph" style:parent-style-name="Standard">
      <style:paragraph-properties fo:line-height="115%" fo:text-align="justify" style:justify-single-word="false"/>
      <style:text-properties style:font-name="Arial" fo:font-size="11pt" style:font-size-asian="11pt" style:font-size-complex="11pt"/>
    </style:style>
    <style:style style:name="P6" style:family="paragraph" style:parent-style-name="Standard">
      <style:paragraph-properties fo:line-height="115%" fo:text-align="justify"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paragraph-properties fo:text-align="justify" style:justify-single-word="false"/>
    </style:style>
    <style:style style:name="P8" style:family="paragraph" style:parent-style-name="Frame_20_contents">
      <style:paragraph-properties fo:line-height="115%"/>
    </style:style>
    <style:style style:name="P9" style:family="paragraph" style:parent-style-name="Standard" style:list-style-name="WWNum2">
      <style:paragraph-properties fo:line-height="115%" fo:text-align="justify" style:justify-single-word="false">
        <style:tab-stops>
          <style:tab-stop style:position="0in"/>
        </style:tab-stops>
      </style:paragraph-properties>
      <style:text-properties style:font-name="Arial" fo:font-size="11pt" style:font-size-asian="11pt" style:font-size-complex="11pt"/>
    </style:style>
    <style:style style:name="P10" style:family="paragraph">
      <loext:graphic-properties draw:fill-color="#ffffff"/>
      <style:text-properties fo:font-size="10pt"/>
    </style:style>
    <style:style style:name="P11" style:family="paragraph">
      <loext:graphic-properties draw:fill="none"/>
      <style:paragraph-properties fo:text-align="start"/>
      <style:text-properties fo:color="#000000" loext:opacity="100%" fo:font-size="18pt"/>
    </style:style>
    <style:style style:name="P12" style:family="paragraph">
      <loext:graphic-properties draw:fill="solid" draw:fill-color="#ffffff"/>
      <style:paragraph-properties fo:text-align="start"/>
      <style:text-properties fo:font-size="18pt"/>
    </style:style>
    <style:style style:name="T1" style:family="text">
      <style:text-properties fo:color="#000000" loext:opacity="100%" style:font-name="Arial" fo:font-size="9pt" style:font-size-asian="9pt" style:font-name-complex="Arial2" style:font-size-complex="9pt"/>
    </style:style>
    <style:style style:name="T2" style:family="text">
      <style:text-properties fo:color="#000000" loext:opacity="100%" style:font-name="Arial" fo:font-size="8pt" fo:font-style="normal" style:text-underline-style="none" style:font-size-asian="8pt" style:font-style-asian="normal" style:font-size-complex="8pt" style:font-style-complex="normal"/>
    </style:style>
    <style:style style:name="T3" style:family="text">
      <style:text-properties fo:color="#000000" loext:opacity="100%" style:font-name="Arial" fo:font-size="8pt" fo:font-style="normal" style:text-underline-style="none" fo:font-weight="bold" style:font-size-asian="8pt" style:font-style-asian="normal" style:font-weight-asian="bold" style:font-size-complex="8pt" style:font-style-complex="normal" style:font-weight-complex="bold"/>
    </style:style>
    <style:style style:name="T4" style:family="text">
      <style:text-properties fo:color="#000000" loext:opacity="100%" style:font-name="Arial1" fo:font-size="8pt" fo:font-style="normal" style:text-underline-style="none" style:font-size-asian="8pt" style:font-style-asian="normal" style:font-size-complex="8pt" style:font-style-complex="normal"/>
    </style:style>
    <style:style style:name="T5" style:family="text">
      <style:text-properties fo:color="#000000" loext:opacity="100%" style:font-name="Arial1" fo:font-size="8pt" fo:font-style="normal" style:text-underline-style="none" fo:font-weight="bold" style:font-size-asian="8pt" style:font-style-asian="normal" style:font-weight-asian="bold" style:font-size-complex="8pt" style:font-style-complex="normal" style:font-weight-complex="bold"/>
    </style:style>
    <style:style style:name="T6" style:family="text">
      <style:text-properties fo:color="#000000" loext:opacity="100%" style:font-name="Arial1" fo:font-size="8pt" style:text-underline-style="none" style:font-size-asian="8pt" style:font-size-complex="8pt"/>
    </style:style>
    <style:style style:name="T7" style:family="text">
      <style:text-properties style:font-name="Arial" fo:font-size="11pt" style:font-size-asian="11pt" style:font-size-complex="11pt"/>
    </style:style>
    <style:style style:name="T8" style:family="text">
      <style:text-properties style:font-name="Arial" fo:font-size="11pt" officeooo:rsid="000d528f" style:font-size-asian="11pt" style:font-size-complex="11pt"/>
    </style:style>
    <style:style style:name="T9" style:family="text">
      <style:text-properties style:font-name="Arial" fo:font-size="11pt" officeooo:rsid="000ebc33" style:font-size-asian="11pt" style:font-size-complex="11pt"/>
    </style:style>
    <style:style style:name="T10" style:family="text">
      <style:text-properties style:font-name="Arial" fo:font-size="11pt" fo:font-style="italic" style:font-size-asian="11pt" style:font-style-asian="italic" style:font-size-complex="11pt" style:font-style-complex="italic"/>
    </style:style>
    <style:style style:name="T11" style:family="text">
      <style:text-properties style:text-position="super 58%" style:font-name="Arial" fo:font-size="11pt" style:font-size-asian="11pt" style:font-size-complex="11pt"/>
    </style:style>
    <style:style style:name="T12" style:family="text">
      <style:text-properties fo:color="#222222" loext:opacity="100%" style:font-name="Arial" fo:font-size="11pt" style:font-size-asian="11pt" style:font-size-complex="11pt"/>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color="#ffffff" draw:textarea-horizontal-align="justify" draw:textarea-vertical-align="middle" draw:auto-grow-height="false" fo:min-height="0.1575in" fo:min-width="0.15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8508in" fo:min-width="2.2311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draw:fill="solid" draw:fill-color="#ffffff" draw:textarea-vertical-align="top" draw:auto-grow-height="false" fo:min-height="0.0591in" fo:min-width="0in" fo:padding-top="0.0492in" fo:padding-bottom="0.0492in" fo:padding-left="0.0984in" fo:padding-right="0.0984in" fo:wrap-option="wrap" fo:margin-left="0.0008in" fo:margin-right="0in" fo:margin-top="0.0008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in" draw:fill="none" draw:textarea-vertical-align="top" draw:auto-grow-height="false" fo:min-height="0.8366in" fo:min-width="1.852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esubmission Inquiry</text:p>
      <text:p text:style-name="P5"/>
      <text:p text:style-name="P5">Dear Dr. North,</text:p>
      <text:p text:style-name="P5"/>
      <text:p text:style-name="P5">We are writing to inquire if our manuscript, titled “Dynamic Predictive Templates in Perception,” would be suitable for submission to Current Biology.</text:p>
      <text:p text:style-name="P5"/>
      <text:p text:style-name="P4"><text:span text:style-name="T7">Our study investigates the computational mechanisms of false alarms. False alarms </text:span><text:span text:style-name="T8">occur</text:span><text:span text:style-name="T7"> whe</text:span><text:span text:style-name="T8">n</text:span><text:span text:style-name="T7"> participants perceive stimuli that are not present. </text:span><text:span text:style-name="T8">They share this feature with hallucinations, where have vivid conscious experiences that unfold in the absence of a corresponding stimulus.</text:span><text:span text:style-name="T7"> </text:span><text:span text:style-name="T8">Because of these parallels, false alarms <text:s/>are</text:span><text:span text:style-name="T7"> one of the most influential experimental models for studying the symptoms of psychotic disorders such as schizophrenia. So far, however, two key questions have remained unanswered: First, to serve as a valid proxy for hallucinations, false alarms need to be more than just erroneous reports of a signal; they must reflect perceptual experiences that have identifiable </text:span><text:span text:style-name="T10">content</text:span><text:span text:style-name="T7">. Second, false alarms should occur at a timescale that is compatible with the </text:span><text:span text:style-name="T10">temporal dynamics</text:span><text:span text:style-name="T7"> of hallucinations</text:span><text:span text:style-name="T7"><text:note text:id="ftn1" text:note-class="footnote"><text:note-citation>1</text:note-citation><text:note-body><text:p text:style-name="Standard"><text:span text:style-name="T2"><text:s text:c="2"/>Horga, G. et al. </text:span><text:span text:style-name="Internet_20_link"><text:span text:style-name="T2">An integrative framework for perceptual disturbances in psychosis</text:span></text:span><text:span text:style-name="T2">. Nature Reviews Neuroscience </text:span><text:span text:style-name="T3">20</text:span><text:span text:style-name="T2">, 763–778 (2019)</text:span></text:p></text:note-body></text:note></text:span><text:span text:style-name="T7">. </text:span></text:p>
      <text:p text:style-name="P5"/>
      <text:p text:style-name="P4"><text:span text:style-name="T7">In this work, we address and resolve these questions in a novel analytical paradigm that combines Hidden Markov Models</text:span><text:span text:style-name="T7"><text:note text:id="ftn2" text:note-class="footnote"><text:note-citation>2</text:note-citation><text:note-body><text:p text:style-name="P7"><text:span text:style-name="T4"><text:s text:c="2"/>Ashwood, Z. C. et al. </text:span><text:span text:style-name="Internet_20_link"><text:span text:style-name="T4">Mice alternate between discrete strategies during perceptual decision-making</text:span></text:span><text:span text:style-name="T4">. Nature Neuroscience </text:span><text:span text:style-name="T5">25</text:span><text:span text:style-name="T4">, 201–212 (2022)</text:span></text:p></text:note-body></text:note></text:span><text:span text:style-name="T11">,</text:span><text:span text:style-name="T7"><text:note text:id="ftn3" text:note-class="footnote"><text:note-citation>3</text:note-citation><text:note-body><text:p text:style-name="P7"><text:span text:style-name="T6"><text:s/>Weilnhammer, V. et al. N-Methyl-D-aspartate receptor hypofunction causes recurrent and transient failures of perceptual inference. BioRxiv <text:s text:c="2"/></text:span><text:span text:style-name="Internet_20_link"><text:span text:style-name="T6">10.1101/2024.05.24.595590 </text:span></text:span><text:span text:style-name="T6">(2024)</text:span></text:p></text:note-body></text:note></text:span><text:span text:style-name="T7"> with a classification image approach</text:span><text:span text:style-name="T7"><text:note text:id="ftn4" text:note-class="footnote"><text:note-citation>4</text:note-citation><text:note-body><text:p text:style-name="P7"><text:span text:style-name="T4"><text:s text:c="2"/>Murai, Y. et al. </text:span><text:span text:style-name="Internet_20_link"><text:span text:style-name="T4">Serial dependence revealed in history-dependent perceptual templates</text:span></text:span><text:span text:style-name="T4">. Current Biology </text:span><text:span text:style-name="T5">31</text:span><text:span text:style-name="T4">, 3185–3191.e3 (2021)</text:span></text:p></text:note-body></text:note></text:span><text:span text:style-name="T7">. We demonstrate that false alarms are more likely to occur during an internal mode of perception—a state where the content of perception is heavily biased by previous experiences. Our findings reveal that:</text:span></text:p>
      <text:list xml:id="list3155809731" text:style-name="WWNum2">
        <text:list-item>
          <text:p text:style-name="P9">False alarms are driven by predictive templates, which are formed based on prior experiences, reflect specific identifiable content, and distort the perception of noisy inputs into apparent signals.</text:p>
        </text:list-item>
        <text:list-item>
          <text:p text:style-name="P9">These predictive templates fluctuate over time, mirroring the dynamic nature of hallucinatory experiences. Our study shows that the internal mode, which is associated with a higher rate of false alarms, alternates with the external mode at a timescale compatible with the duration of hallucinations.</text:p>
        </text:list-item>
      </text:list>
      <text:p text:style-name="P5"/>
      <text:p text:style-name="P4"><text:span text:style-name="T7">We believe our work will be of significant interest to the readers of Current Biology, as it provides a novel mechanistic understanding of how perceptual experiences are shaped by past stimuli and how this process relates to hallucinations in psychosis. Our findings suggest new avenues for therapeutic strategies aimed at mitigating hallucinatory experiences by targeting the neural mechanisms underlying the internal mode of perception. <text:s/>We </text:span><text:span text:style-name="T12">propose this manuscript as a Report, but one that could easily fit within the space confines of a Correspondence, if needed. </text:span><text:span text:style-name="T7">As potential reviewers, we suggest the following experts: Anissa Abi-Dargham, David Burr, Karl Friston, </text:span><text:span text:style-name="T9">and</text:span><text:span text:style-name="T7"> Megan Peters.</text:span></text:p>
      <text:p text:style-name="P5"/>
      <text:p text:style-name="P5">Thank you for considering our inquiry. We look forward to your response.</text:p>
      <text:p text:style-name="P5">Sincerely,</text:p>
      <text:p text:style-name="P5"/>
      <text:p text:style-name="P5"/>
      <text:p text:style-name="P5">Veith Weilnhammer, Yuki Murai, and David Whitne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style:font-face style:name="UniversityOS" svg:font-family="UniversityOS" style:font-family-generic="roman" style:font-pitch="variable"/>
    <style:font-face style:name="UniversityOS1" svg:font-family="UniversityO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0pt" fo:language="en" fo:country="US" style:letter-kerning="false" style:font-name-asian="Cambria1"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0pt" fo:language="en" fo:country="US" style:letter-kerning="false" style:font-name-asian="Cambria1" style:font-size-asian="10pt" style:language-asian="en" style:country-asian="U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Arial3" fo:font-family="Arial" style:font-style-name="Regular" style:font-family-generic="swiss" style:font-pitch="variable" fo:font-size="8pt" fo:language="en" fo:country="US" style:letter-kerning="false" style:font-name-asian="Cambria1" style:font-family-asian="Cambria"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Text_20_body" loext:linked-style-name="Heading_20_1_20_Char"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MS Gothic" style:font-family-asian="'MS Gothic'" style:font-family-generic-asian="system" style:font-pitch-asian="variable" style:font-size-asian="16pt" style:font-weight-asian="bold" style:font-size-complex="16pt" style:font-weight-complex="bold"/>
    </style:style>
    <style:style style:name="caption" style:family="paragraph" style:parent-style-name="Standard">
      <style:paragraph-properties fo:margin-top="0.0835in" fo:margin-bottom="0.0835in" style:contextual-spacing="false" text:number-lines="false" text:line-number="0"/>
      <style:text-properties fo:font-style="italic" style:font-style-asian="italic" style:font-name-complex="Lohit Devanagari" style:font-family-complex="'Lohit Devanagari'"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Address_2f_phone" style:display-name="Address/phone" style:family="paragraph" style:parent-style-name="Standard">
      <style:paragraph-properties fo:line-height="120%" fo:text-align="end" style:justify-single-word="false" fo:orphans="0" fo:widows="0" style:vertical-align="middle"/>
      <style:text-properties fo:color="#000000" loext:opacity="100%" style:font-name="UniversityOS" fo:font-family="UniversityOS" style:font-family-generic="roman" style:font-pitch="variable" fo:font-size="8pt" style:font-size-asian="8pt" style:font-name-complex="UniversityOS1" style:font-family-complex="UniversityOS" style:font-family-generic-complex="system" style:font-pitch-complex="variable" style:font-size-complex="8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First_20_Paragraph" style:display-name="First Paragraph" style:family="paragraph" style:parent-style-name="Text_20_body" style:next-style-name="Text_20_body">
      <style:paragraph-properties fo:margin-top="0.1252in" fo:margin-bottom="0.1252in" style:contextual-spacing="false"/>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Revision"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true" fo:hyphenation-remain-char-count="2" fo:hyphenation-push-char-count="2" loext:hyphenation-no-caps="false"/>
    </style:style>
    <style:style style:name="Bibliography" style:family="paragraph" style:parent-style-name="Standard"/>
    <style:style style:name="Default_20_Paragraph_20_Font" style:display-name="Default Paragraph Font" style:family="text"/>
    <style:style style:name="Header_20_Char" style:display-name="Header Char" style:family="text" style:parent-style-name="Default_20_Paragraph_20_Font" loext:linked-style-name="Header">
      <style:text-properties fo:font-size="12pt" style:font-size-asian="12pt" style:font-size-complex="12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style style:name="Comment_20_Subject_20_Char" style:display-name="Comment Subject Char" style:family="text" style:parent-style-name="Comment_20_Text_20_Char" loext:linked-style-name="annotation_20_subject">
      <style:text-properties fo:font-weight="bold" style:font-weight-asian="bold" style:font-weight-complex="bold"/>
    </style:style>
    <style:style style:name="Heading_20_1_20_Char" style:display-name="Heading 1 Char" style:family="text" style:parent-style-name="Default_20_Paragraph_20_Font" loext:linked-style-name="Heading_20_1">
      <style:text-properties fo:color="#4f81bd" loext:opacity="100%" style:font-name="Calibri" fo:font-family="Calibri" style:font-family-generic="roman" style:font-pitch="variable" fo:font-size="16pt" fo:font-weight="bold" style:font-name-asian="MS Gothic" style:font-family-asian="'MS Gothic'"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Body_20_Text_20_Char" style:display-name="Body Text Ch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ddress_2f_phone">
      <style:paragraph-properties fo:text-align="start" style:justify-single-word="false">
        <style:tab-stops>
          <style:tab-stop style:position="7.5in" style:type="right"/>
        </style:tab-stops>
      </style:paragraph-properties>
    </style:style>
    <style:style style:name="MP2" style:family="paragraph">
      <loext:graphic-properties draw:fill-color="#ffffff"/>
      <style:text-properties fo:font-size="10pt"/>
    </style:style>
    <style:style style:name="MP3" style:family="paragraph" style:parent-style-name="Frame_20_contents">
      <style:paragraph-properties fo:line-height="115%"/>
      <style:text-properties fo:color="#000000" loext:opacity="100%" style:font-name="Arial" fo:font-size="9pt" style:font-size-asian="9pt" style:font-name-complex="Arial2" style:font-size-complex="9pt"/>
    </style:style>
    <style:style style:name="MP4" style:family="paragraph" style:parent-style-name="Frame_20_contents">
      <style:paragraph-properties fo:line-height="115%"/>
    </style:style>
    <style:style style:name="MP5" style:family="paragraph">
      <loext:graphic-properties draw:fill="none"/>
      <style:paragraph-properties fo:text-align="start"/>
      <style:text-properties fo:color="#000000" loext:opacity="100%" fo:font-size="18pt"/>
    </style:style>
    <style:style style:name="MP6" style:family="paragraph" style:parent-style-name="Frame_20_contents">
      <style:paragraph-properties fo:line-height="115%"/>
      <style:text-properties fo:color="#000000" loext:opacity="100%" style:font-name="Arial" fo:font-size="9pt" fo:font-weight="bold" style:font-size-asian="9pt" style:font-weight-asian="bold" style:font-name-complex="Arial2" style:font-size-complex="9pt"/>
    </style:style>
    <style:style style:name="MP7" style:family="paragraph">
      <loext:graphic-properties draw:fill="solid" draw:fill-color="#ffffff"/>
      <style:paragraph-properties fo:text-align="start"/>
      <style:text-properties fo:font-size="18pt"/>
    </style:style>
    <style:style style:name="MT1" style:family="text">
      <style:text-properties fo:color="#000000" loext:opacity="100%" style:font-name="Arial" fo:font-size="9pt" style:font-size-asian="9pt" style:font-name-complex="Arial2" style:font-size-complex="9pt"/>
    </style:style>
    <style:style style:name="M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color="#ffffff" draw:textarea-horizontal-align="justify" draw:textarea-vertical-align="middle" draw:auto-grow-height="false" fo:min-height="0.1575in" fo:min-width="0.15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in" draw:fill="none" draw:textarea-vertical-align="top" draw:auto-grow-height="false" fo:min-height="0.8508in" fo:min-width="2.2311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parent-style-name="Frame">
      <style:graphic-properties draw:stroke="none" svg:stroke-width="0in" draw:fill="none" draw:textarea-vertical-align="top" draw:auto-grow-height="false" fo:min-height="0.8366in" fo:min-width="1.852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width="0in" draw:fill="solid" draw:fill-color="#ffffff" draw:textarea-vertical-align="top" draw:auto-grow-height="false" fo:min-height="0.0591in" fo:min-width="0in" fo:padding-top="0.0492in" fo:padding-bottom="0.0492in" fo:padding-left="0.0984in" fo:padding-right="0.0984in" fo:wrap-option="wrap" fo:margin-left="0.0008in" fo:margin-right="0in" fo:margin-top="0.0008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 draw:name="Shape 2" draw:style-name="Mgr1" draw:text-style-name="MP2" svg:width="0.2157in" svg:height="0.2217in" svg:x="7.361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 draw:name="Text Box 4" draw:style-name="Mgr2" draw:text-style-name="MP5" svg:width="2.4307in" svg:height="0.9504in" svg:x="3.6457in" svg:y="-0.0193in"><text:p text:style-name="MP3">Li Ka Shing, UC Berkeley<text:line-break/>1951 Oxford Street, Room 230E <text:line-break/>Berkeley, CA 94720</text:p><text:p text:style-name="MP3">Phone: 341 333 9788</text:p><text:p text:style-name="MP4"><text:span text:style-name="MT1">E-Mail: veith.weilnhammer@gmail.co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Text Box 3" draw:style-name="Mgr3" draw:text-style-name="MP5" svg:width="2.0516in" svg:height="0.9362in" svg:x="1.5693in" svg:y="-0.0228in"><text:p text:style-name="MP6">Veith Weilnhammer</text:p><text:p text:style-name="MP3">Postdoctoral Scholar</text:p><text:p text:style-name="MP3">Department of Molecular and Cell Biology</text:p><text:p text:style-name="MP4"><text:span text:style-name="MT1">University of California, Berkele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Shape 1" draw:style-name="Mgr4" draw:text-style-name="MP7" svg:width="0.2217in" svg:height="0.2217in" svg:x="7.0228in" svg:y="0.711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Mfr1" draw:name="Picture 2091340211" text:anchor-type="as-char" svg:y="-0.4571in" svg:width="7.4957in" svg:height="0.8543in" draw:z-index="6"><draw:image xlink:href="Pictures/100B8A8C00009B8F000014577D63F231E24298C3.emf" xlink:type="simple" xlink:show="embed" xlink:actuate="onLoad" draw:mime-type="image/x-emf"/><draw:image xlink:href="Pictures/10000001000005E1000000C5C205AE6B766BD2DF.png" xlink:type="simple" xlink:show="embed" xlink:actuate="onLoad" draw:mime-type="image/png"/></draw:frame></text:p>
      </style:head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02:25:00</meta:creation-date>
    <meta:initial-creator>Shawn Melikian</meta:initial-creator>
    <dc:language>en-US</dc:language>
    <meta:print-date>2023-11-19T22:31:00</meta:print-date>
    <dc:date>2024-06-10T09:09:26.438526069</dc:date>
    <meta:editing-cycles>13</meta:editing-cycles>
    <meta:editing-duration>PT29M33S</meta:editing-duration>
    <meta:generator>LibreOffice/7.3.7.2$Linux_X86_64 LibreOffice_project/30$Build-2</meta:generator>
    <meta:document-statistic meta:table-count="0" meta:image-count="1" meta:object-count="0" meta:page-count="1" meta:paragraph-count="23" meta:word-count="508" meta:character-count="3507" meta:non-whitespace-character-count="3014"/>
    <meta:user-defined meta:name="AppVersion">15.0000</meta:user-defined>
    <meta:user-defined meta:name="Company">University Relations</meta:user-defined>
    <meta:template xlink:type="simple" xlink:actuate="onRequest" xlink:title="Normal.dotm" xlink:href=""/>
  </office:meta>
</office:document-meta>
</file>